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officeooo:rsid="001ac6e2" officeooo:paragraph-rsid="00479918"/>
    </style:style>
    <style:style style:name="P5" style:family="paragraph" style:parent-style-name="Standard">
      <style:text-properties officeooo:rsid="001ac6e2" officeooo:paragraph-rsid="009d4d2a"/>
    </style:style>
    <style:style style:name="P6" style:family="paragraph" style:parent-style-name="Standard">
      <style:text-properties officeooo:rsid="00261dc0" officeooo:paragraph-rsid="00261dc0"/>
    </style:style>
    <style:style style:name="P7" style:family="paragraph" style:parent-style-name="Standard">
      <style:text-properties officeooo:rsid="00483c6c" officeooo:paragraph-rsid="009d4d2a"/>
    </style:style>
    <style:style style:name="P8" style:family="paragraph" style:parent-style-name="Table_20_Heading">
      <style:text-properties officeooo:rsid="009d4d2a" officeooo:paragraph-rsid="009d4d2a"/>
    </style:style>
    <style:style style:name="P9" style:family="paragraph" style:parent-style-name="Heading_20_1">
      <style:text-properties officeooo:rsid="00479918" officeooo:paragraph-rsid="00479918"/>
    </style:style>
    <style:style style:name="P10" style:family="paragraph" style:parent-style-name="Heading_20_1" style:master-page-name="Right_20_Page">
      <style:paragraph-properties style:page-number="auto"/>
    </style:style>
    <style:style style:name="T1" style:family="text">
      <style:text-properties officeooo:rsid="00a98cbf"/>
    </style:style>
    <style:style style:name="T2" style:family="text">
      <style:text-properties officeooo:rsid="00479918"/>
    </style:style>
    <style:style style:name="T3" style:family="text">
      <style:text-properties officeooo:rsid="00484079"/>
    </style:style>
    <style:style style:name="T4" style:family="text">
      <style:text-properties officeooo:rsid="004966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-start text:name="__RefHeading___Toc1511_1632611307"/>X/ Ressources documentaires<text:bookmark-end text:name="__RefHeading___Toc1511_1632611307"/></text:h>
      <text:p text:style-name="P6"/>
      <text:h text:style-name="Heading_20_2" text:outline-level="2"><text:bookmark-start text:name="__RefHeading___Toc1513_1632611307"/>1/ Livres.<text:bookmark-end text:name="__RefHeading___Toc1513_1632611307"/></text:h>
      <text:p text:style-name="P6"/>
      <text:p text:style-name="P6"/>
      <text:p text:style-name="P6"/>
      <text:h text:style-name="Heading_20_2" text:outline-level="2"><text:bookmark-start text:name="__RefHeading___Toc1515_1632611307"/>2/ Magazines<text:bookmark-end text:name="__RefHeading___Toc1515_1632611307"/></text:h>
      <text:p text:style-name="P6"/>
      <text:p text:style-name="P6"/>
      <text:p text:style-name="P6"/>
      <text:h text:style-name="Heading_20_2" text:outline-level="2"><text:bookmark-start text:name="__RefHeading___Toc1517_1632611307"/>3/ Chaînes vidéo/Youtube.<text:bookmark-end text:name="__RefHeading___Toc1517_1632611307"/></text:h>
      <text:p text:style-name="P6"/>
      <text:p text:style-name="P6"/>
      <text:p text:style-name="P6"/>
      <text:h text:style-name="Heading_20_2" text:outline-level="2"><text:bookmark-start text:name="__RefHeading___Toc1519_1632611307"/>4/ Sites internets<text:bookmark-end text:name="__RefHeading___Toc1519_1632611307"/></text:h>
      <text:p text:style-name="P6"/>
      <text:p text:style-name="P6"/>
      <text:p text:style-name="P6"/>
      <text:p text:style-name="P6"/>
      <text:p text:style-name="P6"/>
      <text:h text:style-name="P9" text:outline-level="1"><text:bookmark-start text:name="__RefHeading__1873_932115716"/><text:line-break/><text:line-break/><text:bookmark-end text:name="__RefHeading__1873_93211571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2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1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4.2.8.2$Linux_x86 LibreOffice_project/420m0$Build-2</meta:generator>
    <dc:date>2017-09-26T20:57:29.683171569</dc:date>
    <meta:editing-duration>PT6H37M39S</meta:editing-duration>
    <meta:editing-cycles>232</meta:editing-cycles>
    <dc:creator>util01 </dc:creator>
    <meta:document-statistic meta:table-count="0" meta:image-count="0" meta:object-count="0" meta:page-count="1" meta:paragraph-count="8" meta:word-count="15" meta:character-count="109" meta:non-whitespace-character-count="86"/>
  </office:meta>
</office:document-meta>
</file>